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5.512cm"/>
    </style:style>
    <style:style style:name="Таблица1.B" style:family="table-column">
      <style:table-column-properties style:column-width="11.488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officeooo:paragraph-rsid="0000d6f7"/>
    </style:style>
    <style:style style:name="P2" style:family="paragraph" style:parent-style-name="Table_20_Contents">
      <style:text-properties officeooo:rsid="00014602" officeooo:paragraph-rsid="00014602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5">
      <style:text-properties officeooo:paragraph-rsid="0000d6f7"/>
    </style:style>
    <style:style style:name="P14" style:family="paragraph" style:parent-style-name="Text_20_body">
      <style:text-properties officeooo:paragraph-rsid="0000d6f7"/>
    </style:style>
    <style:style style:name="T1" style:family="text">
      <style:text-properties officeooo:rsid="0000d6f7"/>
    </style:style>
    <style:style style:name="T2" style:family="text">
      <style:text-properties officeooo:rsid="0001460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Отчет по лабораторной работе №<text:span text:style-name="T1">3</text:span></text:h>
      <text:h text:style-name="Heading_20_4" text:outline-level="4">Цель работы:</text:h>
      <text:p text:style-name="Text_20_body">Закрепить теоретические знания и освоить на практике основные алгоритмы растеризации отрезков и кривых. В данной работе реализованы следующие алгоритмы:</text:p>
      <text:list xml:id="list4173099546" text:style-name="L1">
        <text:list-item>
          <text:p text:style-name="P4">Пошаговый алгоритм</text:p>
        </text:list-item>
        <text:list-item>
          <text:p text:style-name="P4">Алгоритм цифрового дифференциального анализатора (ЦДА)</text:p>
        </text:list-item>
        <text:list-item>
          <text:p text:style-name="P4">Алгоритм Брезенхема для отрезка</text:p>
        </text:list-item>
        <text:list-item>
          <text:p text:style-name="P3">Алгоритм Брезенхема для окружности</text:p>
        </text:list-item>
      </text:list>
      <text:h text:style-name="Heading_20_4" text:outline-level="4">Задачи работы:</text:h>
      <text:list xml:id="list1166559901" text:style-name="L2">
        <text:list-item>
          <text:p text:style-name="P6">Создать класс для отображения растеризованного отрезка на экране.</text:p>
        </text:list-item>
        <text:list-item>
          <text:p text:style-name="P6">Создать класс для отображения пояснительной информации о ходе выполнения алгоритма на экране.</text:p>
        </text:list-item>
        <text:list-item>
          <text:p text:style-name="P6">Создать удобный и понятный пользовательский интерфейс.</text:p>
        </text:list-item>
        <text:list-item>
          <text:p text:style-name="P6">Реализовать различные алгоритмы растеризации:</text:p>
          <text:list>
            <text:list-item>
              <text:p text:style-name="P6">Пошаговый алгоритм.</text:p>
            </text:list-item>
            <text:list-item>
              <text:p text:style-name="P6">Алгоритм ЦДА.</text:p>
            </text:list-item>
            <text:list-item>
              <text:p text:style-name="P6">Алгоритм Брезенхема.</text:p>
            </text:list-item>
            <text:list-item>
              <text:p text:style-name="P6">Алгоритм Брезенхема для окружности.</text:p>
            </text:list-item>
          </text:list>
        </text:list-item>
        <text:list-item>
          <text:p text:style-name="P5">Добавить измерение времени работы каждого алгоритма для анализа их производительности.</text:p>
        </text:list-item>
      </text:list>
      <text:h text:style-name="Heading_20_4" text:outline-level="4">Средства разработки:</text:h>
      <text:list xml:id="list3892318480" text:style-name="L3">
        <text:list-item>
          <text:p text:style-name="P8">Язык: Python.</text:p>
        </text:list-item>
        <text:list-item>
          <text:p text:style-name="P7">Библиотека: Pygame.</text:p>
        </text:list-item>
      </text:list>
      <text:h text:style-name="Heading_20_4" text:outline-level="4">Ход работы:</text:h>
      <text:list xml:id="list2725033879" text:style-name="L4">
        <text:list-item>
          <text:p text:style-name="P9"><text:span text:style-name="Strong_20_Emphasis">Создание сетки и осей координат</text:span><text:line-break/>Реализована функция <text:span text:style-name="Source_20_Text">draw_grid</text:span>, которая выводит на экран сетку, оси координат и координатные отметки. Это позволяет пользователю ориентироваться по экрану и видеть сеточные точки в рамках заданного масштаба.</text:p>
        </text:list-item>
        <text:list-item>
          <text:p text:style-name="P9"><text:span text:style-name="Strong_20_Emphasis">Реализация функций для каждого алгоритма растеризации</text:span></text:p>
          <text:list>
            <text:list-item>
              <text:p text:style-name="P10"><text:span text:style-name="Strong_20_Emphasis">Пошаговый алгоритм</text:span> (<text:span text:style-name="Source_20_Text">step_by_step</text:span>) — рассчитывает промежуточные точки для отрезка, используя базовую формулу для линейной функции.</text:p>
            </text:list-item>
            <text:list-item>
              <text:p text:style-name="P10"><text:span text:style-name="Strong_20_Emphasis">Алгоритм ЦДА</text:span> (<text:span text:style-name="Source_20_Text">dda_algorithm</text:span>) — реализован для точного вывода отрезка, рассчитывает каждую следующую точку с помощью приращений по осям x и y, что позволяет избежать дробной арифметики и ускорить процесс.</text:p>
            </text:list-item>
            <text:list-item>
              <text:p text:style-name="P10"><text:span text:style-name="Strong_20_Emphasis">Алгоритм Брезенхема для отрезка</text:span> (<text:span text:style-name="Source_20_Text">bresenham_line</text:span>) — использует целочисленную арифметику, что позволяет минимизировать количество вычислений и выводить пиксели с минимальными затратами времени.</text:p>
            </text:list-item>
            <text:list-item>
              <text:p text:style-name="P10"><text:span text:style-name="Strong_20_Emphasis">Алгоритм Брезенхема для окружности</text:span> (<text:span text:style-name="Source_20_Text">bresenham_circle</text:span>) — строит окружность, используя целочисленную арифметику и симметрию окружности.</text:p>
            </text:list-item>
          </text:list>
        </text:list-item>
        <text:list-item>
          <text:p text:style-name="P9"><text:soft-page-break/><text:span text:style-name="Strong_20_Emphasis">Создание класса RasterizationApp</text:span><text:line-break/>Основной класс приложения, который отвечает за отображение интерфейса, выбор алгоритма, обработку событий (например, нажатий мыши), масштабирование сетки и рисование отрезков и окружностей. Включает методы <text:span text:style-name="Source_20_Text">draw_algorithm</text:span>, <text:span text:style-name="Source_20_Text">draw_sidebar</text:span>, <text:span text:style-name="Source_20_Text">redraw_all</text:span>, <text:span text:style-name="Source_20_Text">run</text:span> для управления отрисовкой и выбором алгоритмов.</text:p>
        </text:list-item>
        <text:list-item>
          <text:p text:style-name="P9"><text:span text:style-name="Strong_20_Emphasis">Создание боковой панели</text:span><text:line-break/>На боковой панели выводится информация о выбранном алгоритме и предоставляется интерфейс для выбора различных алгоритмов, изменения масштаба и ввода радиуса для окружностей.</text:p>
        </text:list-item>
        <text:list-item>
          <text:p text:style-name="P9"><text:span text:style-name="Strong_20_Emphasis">Измерение времени выполнения алгоритмов</text:span><text:line-break/>Для оценки производительности каждого алгоритма измерялось время выполнения и выводилось в консоль. Включена возможность запуска каждого алгоритма 100 раз для определения среднего времени работы.</text:p>
        </text:list-item>
      </text:list>
      <text:h text:style-name="Heading_20_4" text:outline-level="4">Временные характеристики:</text:h>
      <text:p text:style-name="Text_20_body">Для анализа временных характеристик были выбраны максимальные входные данные:</text:p>
      <text:list xml:id="list177415695" text:style-name="L5">
        <text:list-item>
          <text:p text:style-name="P11">Отрезок:</text:p>
          <text:list>
            <text:list-item>
              <text:p text:style-name="P12">x1 = -<text:span text:style-name="T1">30</text:span>, y1 = <text:span text:style-name="T1">30</text:span></text:p>
            </text:list-item>
            <text:list-item>
              <text:p text:style-name="P12">y1 = -<text:span text:style-name="T1">30</text:span>, x2 = <text:span text:style-name="T1">30</text:span></text:p>
            </text:list-item>
          </text:list>
        </text:list-item>
        <text:list-item>
          <text:p text:style-name="P11">Окружность:</text:p>
          <text:list>
            <text:list-item>
              <text:p text:style-name="P12">x0 = 0</text:p>
            </text:list-item>
            <text:list-item>
              <text:p text:style-name="P12">y0 = 0</text:p>
            </text:list-item>
            <text:list-item>
              <text:p text:style-name="P13">Радиус: <text:span text:style-name="T2">30</text:span></text:p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Алгоритм</text:p>
            </table:table-cell>
            <table:table-cell table:style-name="Таблица1.A1" office:value-type="string">
              <text:p text:style-name="Table_20_Heading">Время выполнения 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Пошаговый алгоритм</text:p>
          </table:table-cell>
          <table:table-cell table:style-name="Таблица1.A1" office:value-type="string">
            <text:p text:style-name="P2">834 * 10-6 c</text:p>
          </table:table-cell>
        </table:table-row>
        <table:table-row>
          <table:table-cell table:style-name="Таблица1.A1" office:value-type="string">
            <text:p text:style-name="Table_20_Contents">Алгоритм ЦДА</text:p>
          </table:table-cell>
          <table:table-cell table:style-name="Таблица1.A1" office:value-type="string">
            <text:p text:style-name="P2">20 * 10-6c</text:p>
          </table:table-cell>
        </table:table-row>
        <table:table-row>
          <table:table-cell table:style-name="Таблица1.A1" office:value-type="string">
            <text:p text:style-name="Table_20_Contents">Алгоритм Брезенхема</text:p>
          </table:table-cell>
          <table:table-cell table:style-name="Таблица1.A1" office:value-type="string">
            <text:p text:style-name="Table_20_Contents"><text:span text:style-name="T1">15 * 10-6</text:span> с</text:p>
          </table:table-cell>
        </table:table-row>
        <table:table-row>
          <table:table-cell table:style-name="Таблица1.A1" office:value-type="string">
            <text:p text:style-name="Table_20_Contents">Алгоритм Брезенхема (окружность)</text:p>
          </table:table-cell>
          <table:table-cell table:style-name="Таблица1.A1" office:value-type="string">
            <text:p text:style-name="P2">44 * 10-6 c</text:p>
          </table:table-cell>
        </table:table-row>
      </table:table>
      <text:p text:style-name="P14"/>
      <text:h text:style-name="Heading_20_4" text:outline-level="4">Вывод:</text:h>
      <text:p text:style-name="Text_20_body">В ходе выполнения данной работы были выполнены задачи по реализации различных алгоритмов растеризации. Я изучил базовые методы растеризации, разработал приложение на Python с использованием библиотеки Pygame для отображения отрезков и окружностей, что закрепило теоретические знания и дало дополнительный опыт проектирования приложений и оптимизации вычислений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4:49:49.367567010</meta:creation-date>
    <dc:date>2024-11-09T15:03:53.353098014</dc:date>
    <meta:editing-duration>PT3M53S</meta:editing-duration>
    <meta:editing-cycles>1</meta:editing-cycles>
    <meta:document-statistic meta:table-count="1" meta:image-count="0" meta:object-count="0" meta:page-count="2" meta:paragraph-count="51" meta:word-count="440" meta:character-count="3289" meta:non-whitespace-character-count="2926"/>
    <meta:generator>LibreOffice/7.3.7.2$Linux_X86_64 LibreOffice_project/30$Build-2</meta:generator>
  </office:meta>
</office:document-meta>
</file>